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_20__28_var_29_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_20__28_var_29_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_20__28_var_29_" draw:marker-end="Arrowhead_20_11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_20__28_var_29_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erif" style:font-family-generic="roman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FreeSerif" style:font-style-name="Обычный" style:font-family-generic="roman" fo:font-size="18pt" style:font-family-asian="FreeSerif" style:font-style-name-asian="Обычный" style:font-family-generic-asian="roman" style:font-size-asian="18pt" style:font-family-complex="FreeSerif" style:font-style-name-complex="Обычный" style:font-family-generic-complex="roman" style:font-size-complex="18pt"/>
    </style:style>
    <style:style style:name="T2" style:family="text">
      <style:text-properties fo:font-family="FreeSerif" style:font-style-name="Обычный" style:font-family-generic="roman" fo:font-size="20pt" style:font-family-asian="FreeSerif" style:font-style-name-asian="Обычный" style:font-family-generic-asian="roman" style:font-size-asian="20pt" style:font-family-complex="FreeSerif" style:font-style-name-complex="Обычный" style:font-family-generic-complex="roman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FreeSerif" style:font-style-name="Обычный" style:font-family-generic="roman" fo:font-size="15pt" style:font-family-asian="FreeSerif" style:font-style-name-asian="Обычный" style:font-family-generic-asian="roman" style:font-size-asian="15pt" style:font-family-complex="FreeSerif" style:font-style-name-complex="Обычный" style:font-family-generic-complex="roman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FreeSerif" style:font-style-name="Обычный" style:font-family-generic="roman" fo:font-size="16pt" style:font-family-asian="FreeSerif" style:font-style-name-asian="Обычный" style:font-family-generic-asian="roman" style:font-size-asian="16pt" style:font-family-complex="FreeSerif" style:font-style-name-complex="Обычный" style:font-family-generic-complex="roman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29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7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59cm" svg:height="0.839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199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199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73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73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107cm" svg:height="0.725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64cm" svg:height="0.725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2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71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6.45cm" svg:height="0.806cm" svg:x="6.9cm" svg:y="1.994cm">
          <draw:text-box>
            <text:p><text:span text:style-name="T7">Формирование сегментов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62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Arrowhead_20_11" draw:display-name="Arrowhead 11" svg:viewBox="0 0 3000 3000" svg:d="m1500 0 1500 2789v211h-114l-1286-2392v2392h-200v-2392l-1286 2392h-114v-211z"/>
    <draw:marker draw:name="Arrowhead_20_5" draw:display-name="Arrowhead 5" svg:viewBox="0 0 1131 1918" svg:d="m737 1131h394l-564-1131-567 1131h398l-398 787h1131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1.5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style:font-family-asian="'DejaVu Sans'" style:font-family-generic-asian="swiss" style:font-pitch-asian="variable" style:font-size-asian="14pt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style:use-window-font-color="true" style:text-outline="false" style:text-line-through-style="none" fo:font-family="FreeSans" style:font-family-generic="roman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2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4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01:32:42</meta:creation-date>
    <meta:generator>LibreOffice/3.5$Linux_x86 LibreOffice_project/350m1$Build-2</meta:generator>
    <dc:date>2013-01-14T01:08:30</dc:date>
    <meta:editing-duration>P1DT10H19M27S</meta:editing-duration>
    <meta:editing-cycles>177</meta:editing-cycles>
    <meta:document-statistic meta:object-count="319"/>
  </office:meta>
</office:document-meta>
</file>